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225747ABFF96463E452.png" manifest:media-type="image/png"/>
  <manifest:file-entry manifest:full-path="Pictures/100000010000073B000001667290806E201191AF.png" manifest:media-type="image/png"/>
  <manifest:file-entry manifest:full-path="Pictures/100000010000073B000002EFE93FB95761309557.png" manifest:media-type="image/png"/>
  <manifest:file-entry manifest:full-path="Pictures/10000001000006C0000002503CE5C30DDF5BDE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a67" officeooo:paragraph-rsid="00164a67"/>
    </style:style>
    <style:style style:name="P2" style:family="paragraph" style:parent-style-name="Standard">
      <style:text-properties fo:font-size="22pt" fo:font-weight="bold" officeooo:rsid="00164a67" officeooo:paragraph-rsid="00164a67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rsid="0017628a" officeooo:paragraph-rsid="0017628a" style:font-size-asian="19.25pt" style:font-weight-asian="bold" style:font-size-complex="22pt" style:font-weight-complex="bold"/>
    </style:style>
    <style:style style:name="P4" style:family="paragraph" style:parent-style-name="Standard">
      <style:text-properties officeooo:rsid="0017628a" officeooo:paragraph-rsid="00164a67"/>
    </style:style>
    <style:style style:name="P5" style:family="paragraph" style:parent-style-name="Standard">
      <style:text-properties officeooo:rsid="0017628a" officeooo:paragraph-rsid="0017628a"/>
    </style:style>
    <style:style style:name="P6" style:family="paragraph" style:parent-style-name="Standard">
      <style:text-properties officeooo:rsid="00190dfd" officeooo:paragraph-rsid="00190dfd"/>
    </style:style>
    <style:style style:name="P7" style:family="paragraph" style:parent-style-name="Standard">
      <style:text-properties fo:font-size="18pt" fo:font-weight="bold" officeooo:rsid="00190dfd" officeooo:paragraph-rsid="00190df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6pt" fo:font-weight="bold" officeooo:rsid="00190dfd" officeooo:paragraph-rsid="00190df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7628a" officeooo:paragraph-rsid="0017628a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90dfd" officeooo:paragraph-rsid="00190dfd" style:font-size-asian="14pt" style:font-weight-asian="bold" style:font-size-complex="16pt" style:font-weight-complex="bold"/>
    </style:style>
    <style:style style:name="P11" style:family="paragraph" style:parent-style-name="Standard">
      <style:paragraph-properties>
        <style:tab-stops>
          <style:tab-stop style:position="0.82cm"/>
        </style:tab-stops>
      </style:paragraph-properties>
      <style:text-properties fo:font-size="16pt" officeooo:rsid="00190dfd" officeooo:paragraph-rsid="00190dfd" style:font-size-asian="14pt" style:font-size-complex="16pt"/>
    </style:style>
    <style:style style:name="T1" style:family="text">
      <style:text-properties officeooo:rsid="001762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1">SQL <text:s/>Assignment no 9</text:span></text:p>
      <text:p text:style-name="P3"><text:s text:c="17"/>Querying Multiple Tables at Once</text:p>
      <text:p text:style-name="P11"/>
      <text:p text:style-name="P11"><draw:frame draw:style-name="fr1" draw:name="Image1" text:anchor-type="char" svg:x="0.238cm" svg:y="1.871cm" svg:width="17cm" svg:height="5.823cm" draw:z-index="3"><draw:image xlink:href="Pictures/10000001000006C0000002503CE5C30DDF5BDE95.png" xlink:type="simple" xlink:show="embed" xlink:actuate="onLoad" draw:mime-type="image/png"/></draw:frame></text:p>
      <text:p text:style-name="P4"><draw:frame draw:style-name="fr1" draw:name="Image3" text:anchor-type="char" svg:x="-0.185cm" svg:y="15.161cm" svg:width="17cm" svg:height="6.897cm" draw:z-index="0"><draw:image xlink:href="Pictures/100000010000073B000002EFE93FB95761309557.png" xlink:type="simple" xlink:show="embed" xlink:actuate="onLoad" draw:mime-type="image/png"/></draw:frame></text:p>
      <text:p text:style-name="P10">1)</text:p>
      <text:p text:style-name="P9">2)</text:p>
      <text:p text:style-name="P1"/>
      <text:p text:style-name="P4"/>
      <text:p text:style-name="P5"><draw:frame draw:style-name="fr2" draw:name="Image4" text:anchor-type="char" svg:width="17cm" svg:height="3.288cm" draw:z-index="1"><draw:image xlink:href="Pictures/100000010000073B000001667290806E201191AF.png" xlink:type="simple" xlink:show="embed" xlink:actuate="onLoad" draw:mime-type="image/png"/></draw:frame><text:s text:c="174"/></text:p>
      <text:p text:style-name="P5"/>
      <text:p text:style-name="P5"/>
      <text:p text:style-name="P8">3)</text:p>
      <text:p text:style-name="P6"/>
      <text:p text:style-name="P6"><text:s text:c="168"/></text:p>
      <text:p text:style-name="P6"/>
      <text:p text:style-name="P7"><draw:frame draw:style-name="fr1" draw:name="Image5" text:anchor-type="char" svg:x="-0.159cm" svg:y="1.512cm" svg:width="17cm" svg:height="5.041cm" draw:z-index="2"><draw:image xlink:href="Pictures/100000010000073B00000225747ABFF96463E452.png" xlink:type="simple" xlink:show="embed" xlink:actuate="onLoad" draw:mime-type="image/png"/></draw:frame><text:soft-page-break/>4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49:30.272005398</meta:creation-date>
    <dc:date>2023-09-14T15:32:09.476446681</dc:date>
    <meta:editing-duration>PT42M4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8" meta:word-count="13" meta:character-count="423" meta:non-whitespace-character-count="52"/>
  </office:meta>
</office:document-meta>
</file>